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Heading_20_2">
      <style:paragraph-properties fo:margin-top="0.199cm" fo:margin-bottom="0.199cm" loext:contextual-spacing="false"/>
      <style:text-properties fo:language="en" fo:country="ZA" officeooo:rsid="005252ac" officeooo:paragraph-rsid="005252ac"/>
    </style:style>
    <style:style style:name="P2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Integration</text:span></text:p><text:p text:style-name="P38"><text:span text:style-name="T13">Module : QGIS</text:span></text:p></draw:text-box></draw:frame></text:p>
      <text:p text:style-name="P18"/>
      <text:p text:style-name="P26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Accessing GeoNode content from QGIS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7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4273202123" text:style-name="L1">
        <text:list-item>
          <text:p text:style-name="P29"><text:span text:style-name="T10">Q1</text:span>?</text:p>
        </text:list-item>
      </text:list>
      <text:list xml:id="list1180564427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3">A</text:span><text:span text:style-name="T2">3</text:span></text:p>
        </text:list-item>
      </text:list>
      <text:list xml:id="list151955480265464" text:continue-list="list4273202123" text:style-name="L1">
        <text:list-item>
          <text:p text:style-name="P30">Q2?</text:p>
        </text:list-item>
      </text:list>
      <text:list xml:id="list3349768382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1">A</text:span>3</text:p>
        </text:list-item>
        <text:list-item>
          <text:p text:style-name="P33">A4</text:p>
        </text:list-item>
      </text:list>
      <text:list xml:id="list151954475124759" text:continue-list="list151955480265464" text:style-name="L1">
        <text:list-item>
          <text:p text:style-name="P31">Q3?</text:p>
        </text:list-item>
      </text:list>
      <text:list xml:id="list1049954319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1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18:45.626517815</meta:creation-date>
    <meta:editing-duration>PT1M9S</meta:editing-duration>
    <meta:editing-cycles>2</meta:editing-cycles>
    <meta:generator>LibreOffice/5.4.2.2$MacOSX_X86_64 LibreOffice_project/22b09f6418e8c2d508a9eaf86b2399209b0990f4</meta:generator>
    <dc:date>2017-11-22T15:19:53.358298138</dc:date>
    <meta:document-statistic meta:table-count="1" meta:image-count="8" meta:object-count="0" meta:page-count="2" meta:paragraph-count="30" meta:word-count="63" meta:character-count="278" meta:non-whitespace-character-count="257"/>
  </office:meta>
</office:document-meta>
</file>